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officeooo:rsid="00261fb8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/>
      <style:paragraph-properties fo:text-align="center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b2b2b2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999999"/>
      <style:paragraph-properties fo:text-align="center"/>
    </style:style>
    <style:style style:name="P14" style:family="paragraph">
      <loext:graphic-properties draw:fill-color="#b2b2b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fill-color="#b2b2b2" draw:textarea-horizontal-align="justify" draw:textarea-vertical-align="middle" draw:auto-grow-height="false" fo:min-height="0.688cm" fo:min-width="2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808cm" fo:min-width="1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b2b2b2" draw:textarea-horizontal-align="justify" draw:textarea-vertical-align="middle" draw:auto-grow-height="false" fo:min-height="0.716cm" fo:min-width="1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b2b2b2" draw:textarea-horizontal-align="justify" draw:textarea-vertical-align="middle" draw:auto-grow-height="false" fo:min-height="1.296cm" fo:min-width="4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b2b2b2" draw:textarea-horizontal-align="justify" draw:textarea-vertical-align="middle" draw:auto-grow-height="false" fo:min-height="0.781cm" fo:min-width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b2b2b2" draw:textarea-horizontal-align="justify" draw:textarea-vertical-align="middle" draw:auto-grow-height="false" fo:min-height="1.402cm" fo:min-width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b2b2b2" draw:textarea-horizontal-align="justify" draw:textarea-vertical-align="middle" draw:auto-grow-height="false" fo:min-height="0.533cm" fo:min-width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b2b2b2" draw:textarea-horizontal-align="justify" draw:textarea-vertical-align="middle" draw:auto-grow-height="false" fo:min-height="0.517cm" fo:min-width="2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b2b2b2" draw:textarea-horizontal-align="justify" draw:textarea-vertical-align="middle" draw:auto-grow-height="false" fo:min-height="0.54cm" fo:min-width="2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b2b2b2" draw:textarea-horizontal-align="justify" draw:textarea-vertical-align="middle" draw:auto-grow-height="false" fo:min-height="0.623cm" fo:min-width="1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b2b2b2" draw:textarea-horizontal-align="justify" draw:textarea-vertical-align="middle" draw:auto-grow-height="false" fo:min-height="1.351cm" fo:min-width="3.2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b2b2b2" draw:textarea-horizontal-align="justify" draw:textarea-vertical-align="middle" draw:auto-grow-height="false" fo:min-height="0.676cm" fo:min-width="1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b2b2b2" draw:textarea-horizontal-align="justify" draw:textarea-vertical-align="middle" draw:auto-grow-height="false" fo:min-height="0.734cm" fo:min-width="2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b2b2b2" draw:textarea-horizontal-align="justify" draw:textarea-vertical-align="middle" draw:auto-grow-height="false" fo:min-height="0.658cm" fo:min-width="2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b2b2b2" draw:textarea-horizontal-align="justify" draw:textarea-vertical-align="middle" draw:auto-grow-height="false" fo:min-height="0.683cm" fo:min-width="2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b2b2b2" draw:textarea-horizontal-align="justify" draw:textarea-vertical-align="middle" draw:auto-grow-height="false" fo:min-height="0.965cm" fo:min-width="3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999999" draw:textarea-horizontal-align="justify" draw:textarea-vertical-align="middle" draw:auto-grow-height="false" fo:min-height="1.072cm" fo:min-width="4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marker-end="Arrowhead_20_1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marker-end="Arrowhead_20_2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marker-end="Arrowhead_20_4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marker-end="Arrowhead_20_5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marker-end="Arrowhead_20_7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fill-color="#b2b2b2" draw:textarea-horizontal-align="justify" draw:textarea-vertical-align="middle" draw:auto-grow-height="false" fo:min-height="1.614cm" fo:min-width="3.2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Объект1" text:anchor-type="page" text:anchor-page-number="1" svg:x="23.326cm" svg:y="7.482cm" svg:width="2.307cm" svg:height="0.527cm" draw:z-index="72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Объект2" text:anchor-type="page" text:anchor-page-number="1" svg:x="18.801cm" svg:y="14.961cm" svg:width="2.685cm" svg:height="1.035cm" draw:z-index="74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1" draw:name="Объект3" text:anchor-type="page" text:anchor-page-number="1" svg:x="26.315cm" svg:y="14.586cm" svg:width="1.413cm" svg:height="0.998cm" draw:z-index="75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1" draw:name="Объект4" text:anchor-type="page" text:anchor-page-number="1" svg:x="24.067cm" svg:y="11.049cm" svg:width="1.058cm" svg:height="0.467cm" draw:z-index="76">
        <draw:object xlink:href="./Object 4" xlink:type="simple" xlink:show="embed" xlink:actuate="onLoad"/>
        <draw:image xlink:href="./ObjectReplacements/Object 4" xlink:type="simple" xlink:show="embed" xlink:actuate="onLoad"/>
      </draw:frame>
      <draw:frame draw:style-name="fr1" draw:name="Объект5" text:anchor-type="page" text:anchor-page-number="1" svg:x="29.49cm" svg:y="12.462cm" svg:width="1.12cm" svg:height="0.467cm" draw:z-index="77">
        <draw:object xlink:href="./Object 5" xlink:type="simple" xlink:show="embed" xlink:actuate="onLoad"/>
        <draw:image xlink:href="./ObjectReplacements/Object 5" xlink:type="simple" xlink:show="embed" xlink:actuate="onLoad"/>
      </draw:frame>
      <draw:frame draw:style-name="fr1" draw:name="Объект6" text:anchor-type="page" text:anchor-page-number="1" svg:x="7.557cm" svg:y="7.387cm" svg:width="0.998cm" svg:height="0.467cm" draw:z-index="78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1" draw:name="Объект7" text:anchor-type="page" text:anchor-page-number="1" svg:x="3.932cm" svg:y="9.028cm" svg:width="0.988cm" svg:height="0.467cm" draw:z-index="79">
        <draw:object xlink:href="./Object 7" xlink:type="simple" xlink:show="embed" xlink:actuate="onLoad"/>
        <draw:image xlink:href="./ObjectReplacements/Object 7" xlink:type="simple" xlink:show="embed" xlink:actuate="onLoad"/>
      </draw:frame>
      <draw:frame draw:style-name="fr1" draw:name="Объект8" text:anchor-type="page" text:anchor-page-number="1" svg:x="10.573cm" svg:y="8.744cm" svg:width="1.401cm" svg:height="0.998cm" draw:z-index="80">
        <draw:object xlink:href="./Object 8" xlink:type="simple" xlink:show="embed" xlink:actuate="onLoad"/>
        <draw:image xlink:href="./ObjectReplacements/Object 8" xlink:type="simple" xlink:show="embed" xlink:actuate="onLoad"/>
      </draw:frame>
      <draw:frame draw:style-name="fr1" draw:name="Объект9" text:anchor-type="page" text:anchor-page-number="1" svg:x="15.626cm" svg:y="5.948cm" svg:width="0.998cm" svg:height="0.467cm" draw:z-index="81">
        <draw:object xlink:href="./Object 9" xlink:type="simple" xlink:show="embed" xlink:actuate="onLoad"/>
        <draw:image xlink:href="./ObjectReplacements/Object 9" xlink:type="simple" xlink:show="embed" xlink:actuate="onLoad"/>
      </draw:frame>
      <draw:frame draw:style-name="fr1" draw:name="Объект10" text:anchor-type="page" text:anchor-page-number="1" svg:x="32.507cm" svg:y="14.721cm" svg:width="1.134cm" svg:height="0.467cm" draw:z-index="83">
        <draw:object xlink:href="./Object 10" xlink:type="simple" xlink:show="embed" xlink:actuate="onLoad"/>
        <draw:image xlink:href="./ObjectReplacements/Object 10" xlink:type="simple" xlink:show="embed" xlink:actuate="onLoad"/>
      </draw:frame>
      <draw:frame draw:style-name="fr1" draw:name="Объект11" text:anchor-type="page" text:anchor-page-number="1" svg:x="6.244cm" svg:y="11.998cm" svg:width="1.134cm" svg:height="0.467cm" draw:z-index="82">
        <draw:object xlink:href="./Object 11" xlink:type="simple" xlink:show="embed" xlink:actuate="onLoad"/>
        <draw:image xlink:href="./ObjectReplacements/Object 11" xlink:type="simple" xlink:show="embed" xlink:actuate="onLoad"/>
        <svg:desc>формула</svg:desc>
      </draw:frame>
      <draw:frame draw:style-name="fr1" draw:name="Объект12" text:anchor-type="page" text:anchor-page-number="1" svg:x="21.05cm" svg:y="18.219cm" svg:width="0.559cm" svg:height="0.531cm" draw:z-index="84">
        <draw:object xlink:href="./Object 12" xlink:type="simple" xlink:show="embed" xlink:actuate="onLoad"/>
        <draw:image xlink:href="./ObjectReplacements/Object 12" xlink:type="simple" xlink:show="embed" xlink:actuate="onLoad"/>
      </draw:frame>
      <draw:frame draw:style-name="fr1" draw:name="Объект13" text:anchor-type="page" text:anchor-page-number="1" svg:x="20.308cm" svg:y="18.219cm" svg:width="0.559cm" svg:height="0.531cm" draw:z-index="85">
        <draw:object xlink:href="./Object 13" xlink:type="simple" xlink:show="embed" xlink:actuate="onLoad"/>
        <draw:image xlink:href="./ObjectReplacements/Object 13" xlink:type="simple" xlink:show="embed" xlink:actuate="onLoad"/>
      </draw:frame>
      <text:p text:style-name="P1"><draw:custom-shape text:anchor-type="paragraph" draw:z-index="1" draw:name="Фигура3" draw:style-name="gr2" draw:text-style-name="P5" svg:width="2.567cm" svg:height="1.615cm" svg:x="12.263cm" svg:y="2.87cm"><text:p text:style-name="P4"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Фигура4" draw:style-name="gr3" draw:text-style-name="P5" svg:width="2.567cm" svg:height="1.43cm" svg:x="4.219cm" svg:y="4.404cm"><text:p text:style-name="P4"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Фигура5" draw:style-name="gr4" draw:text-style-name="P5" svg:width="4.075cm" svg:height="1.297cm" svg:x="20.041cm" svg:y="4.563cm"><text:p text:style-name="P4"/><draw:enhanced-geometry svg:viewBox="0 0 21600 21600" draw:type="rectangle" draw:enhanced-path="M 0 0 L 21600 0 21600 21600 0 21600 0 0 Z N"/></draw:custom-shape><draw:custom-shape text:anchor-type="paragraph" draw:z-index="4" draw:name="Фигура6" draw:style-name="gr5" draw:text-style-name="P5" svg:width="2.752cm" svg:height="1.562cm" svg:x="0.568cm" svg:y="5.913cm"><text:p text:style-name="P4"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Фигура8" draw:style-name="gr7" draw:text-style-name="P5" svg:width="3.176cm" svg:height="0.847cm" svg:x="7.183cm" svg:y="9.193cm"><text:p text:style-name="P4">Вывод x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" draw:name="Фигура9" draw:style-name="gr8" draw:text-style-name="P5" svg:width="3.202cm" svg:height="0.821cm" svg:x="-2cm" svg:y="9.193cm"><text:p text:style-name="P4">x - любой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" draw:name="Фигура10" draw:style-name="gr9" draw:text-style-name="P5" svg:width="3.738cm" svg:height="0.858cm" svg:x="2.394cm" svg:y="9.273cm"><text:p text:style-name="P4"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1" draw:name="Фигура17" draw:style-name="gr12" draw:text-style-name="P5" svg:width="3.546cm" svg:height="1.35cm" svg:x="25.73cm" svg:y="9.484cm"><text:p text:style-name="P4"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name="Фигура18" draw:style-name="gr13" draw:text-style-name="P5" svg:width="3.705cm" svg:height="1.165cm" svg:x="22.819cm" svg:y="14.009cm"><text:p text:style-name="P4">Вывод x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4" draw:name="Фигура20" draw:style-name="gr15" draw:text-style-name="P8" svg:x1="13.612cm" svg:y1="0.436cm" svg:x2="13.612cm" svg:y2="1.15cm"><text:p/></draw:line><draw:line text:anchor-type="paragraph" draw:z-index="17" draw:name="Фигура23" draw:style-name="gr15" draw:text-style-name="P8" svg:x1="5.489cm" svg:y1="3.69cm" svg:x2="5.489cm" svg:y2="4.404cm"><text:p/></draw:line><draw:line text:anchor-type="paragraph" draw:z-index="18" draw:name="Фигура24" draw:style-name="gr16" draw:text-style-name="P8" svg:x1="14.829cm" svg:y1="3.69cm" svg:x2="21.999cm" svg:y2="3.69cm"><text:p/></draw:line><draw:line text:anchor-type="paragraph" draw:z-index="19" draw:name="Фигура25" draw:style-name="gr15" draw:text-style-name="P8" svg:x1="21.999cm" svg:y1="3.69cm" svg:x2="21.999cm" svg:y2="4.563cm"><text:p/></draw:line><draw:line text:anchor-type="paragraph" draw:z-index="21" draw:name="Фигура27" draw:style-name="gr15" draw:text-style-name="P8" svg:x1="1.944cm" svg:y1="5.119cm" svg:x2="1.944cm" svg:y2="5.913cm"><text:p/></draw:line><draw:line text:anchor-type="paragraph" draw:z-index="22" draw:name="Фигура28" draw:style-name="gr15" draw:text-style-name="P8" svg:x1="17.607cm" svg:y1="8.717cm" svg:x2="17.607cm" svg:y2="12.236cm"><text:p/></draw:line><draw:line text:anchor-type="paragraph" draw:z-index="23" draw:name="Фигура29" draw:style-name="gr15" draw:text-style-name="P8" svg:x1="27.555cm" svg:y1="8.744cm" svg:x2="27.555cm" svg:y2="9.485cm"><text:p/></draw:line><draw:line text:anchor-type="paragraph" draw:z-index="24" draw:name="Фигура30" draw:style-name="gr15" draw:text-style-name="P8" svg:x1="-0.464cm" svg:y1="6.706cm" svg:x2="-0.438cm" svg:y2="9.193cm"><text:p/></draw:line><draw:line text:anchor-type="paragraph" draw:z-index="25" draw:name="Фигура31" draw:style-name="gr15" draw:text-style-name="P8" svg:x1="4.193cm" svg:y1="6.706cm" svg:x2="4.246cm" svg:y2="9.272cm"><text:p/></draw:line><draw:line text:anchor-type="paragraph" draw:z-index="29" draw:name="Фигура37" draw:style-name="gr15" draw:text-style-name="P8" svg:x1="24.619cm" svg:y1="13.215cm" svg:x2="24.619cm" svg:y2="14.009cm"><text:p/></draw:line><draw:line text:anchor-type="paragraph" draw:z-index="31" draw:name="Фигура38" draw:style-name="gr15" draw:text-style-name="P8" svg:x1="30.439cm" svg:y1="10.146cm" svg:x2="30.439cm" svg:y2="11.919cm"><text:p/></draw:line><draw:line text:anchor-type="paragraph" draw:z-index="33" draw:name="Фигура40" draw:style-name="gr16" draw:text-style-name="P8" svg:x1="1.944cm" svg:y1="5.119cm" svg:x2="4.219cm" svg:y2="5.119cm"><text:p/></draw:line><draw:line text:anchor-type="paragraph" draw:z-index="34" draw:name="Фигура41" draw:style-name="gr16" draw:text-style-name="P8" svg:x1="0.568cm" svg:y1="6.706cm" svg:x2="-0.464cm" svg:y2="6.706cm"><text:p/></draw:line><draw:line text:anchor-type="paragraph" draw:z-index="35" draw:name="Фигура42" draw:style-name="gr16" draw:text-style-name="P8" svg:x1="3.32cm" svg:y1="6.706cm" svg:x2="4.193cm" svg:y2="6.706cm"><text:p/></draw:line><draw:line text:anchor-type="paragraph" draw:z-index="36" draw:name="Фигура43" draw:style-name="gr16" draw:text-style-name="P8" svg:x1="6.786cm" svg:y1="5.119cm" svg:x2="8.929cm" svg:y2="5.119cm"><text:p/></draw:line><draw:line text:anchor-type="paragraph" draw:z-index="37" draw:name="Фигура44" draw:style-name="gr16" draw:text-style-name="P8" svg:x1="20.226cm" svg:y1="8.743cm" svg:x2="17.607cm" svg:y2="8.717cm"><text:p/></draw:line><draw:line text:anchor-type="paragraph" draw:z-index="40" draw:name="Фигура47" draw:style-name="gr16" draw:text-style-name="P8" svg:x1="29.275cm" svg:y1="10.146cm" svg:x2="30.439cm" svg:y2="10.146cm"><text:p/></draw:line><draw:line text:anchor-type="paragraph" draw:z-index="41" draw:name="Фигура48" draw:style-name="gr16" draw:text-style-name="P8" svg:x1="-0.437cm" svg:y1="10.014cm" svg:x2="-0.437cm" svg:y2="11.813cm"><text:p/></draw:line><draw:line text:anchor-type="paragraph" draw:z-index="45" draw:name="Фигура52" draw:style-name="gr16" draw:text-style-name="P8" svg:x1="1.812cm" svg:y1="11.813cm" svg:x2="1.812cm" svg:y2="13.506cm"><text:p/></draw:line><draw:line text:anchor-type="paragraph" draw:z-index="16" draw:name="Фигура22" draw:style-name="gr16" draw:text-style-name="P4" svg:x1="12.263cm" svg:y1="3.69cm" svg:x2="5.463cm" svg:y2="3.69cm"><text:p/></draw:line><draw:frame text:anchor-type="paragraph" draw:z-index="54" draw:name="Фигура12" draw:style-name="gr18" draw:text-style-name="P10" svg:width="1.985cm" svg:height="0.68cm" svg:x="8.786cm" svg:y="3.011cm"><draw:text-box><text:p>Да</text:p></draw:text-box></draw:frame><draw:frame text:anchor-type="paragraph" draw:z-index="55" draw:name="Фигура34" draw:style-name="gr19" draw:text-style-name="P10" svg:width="2.548cm" svg:height="0.489cm" svg:x="16.822cm" svg:y="3.21cm"><draw:text-box><text:p>Нет</text:p></draw:text-box></draw:frame><draw:frame text:anchor-type="paragraph" draw:z-index="56" draw:name="Фигура65" draw:style-name="gr19" draw:text-style-name="P10" svg:width="1.387cm" svg:height="0.489cm" svg:x="2.833cm" svg:y="4.665cm"><draw:text-box><text:p>Да</text:p></draw:text-box></draw:frame><draw:frame text:anchor-type="paragraph" draw:z-index="57" draw:name="Фигура66" draw:style-name="gr19" draw:text-style-name="P10" svg:width="1.996cm" svg:height="0.489cm" svg:x="6.934cm" svg:y="4.665cm"><draw:text-box><text:p>Нет</text:p></draw:text-box></draw:frame><draw:frame text:anchor-type="paragraph" draw:z-index="58" draw:name="Фигура67" draw:style-name="gr20" draw:text-style-name="P10" svg:width="0.911cm" svg:height="0.62cm" svg:x="-0.342cm" svg:y="6.087cm"><draw:text-box><text:p>Да</text:p></draw:text-box></draw:frame><draw:frame text:anchor-type="paragraph" draw:z-index="60" draw:name="Фигура69" draw:style-name="gr21" draw:text-style-name="P10" svg:width="1.92cm" svg:height="0.541cm" svg:x="18.112cm" svg:y="8.204cm"><draw:text-box><text:p>Да</text:p></draw:text-box></draw:frame><draw:frame text:anchor-type="paragraph" draw:z-index="61" draw:name="Фигура70" draw:style-name="gr22" draw:text-style-name="P10" svg:width="1.821cm" svg:height="0.574cm" svg:x="24.825cm" svg:y="8.17cm"><draw:text-box><text:p>Нет</text:p></draw:text-box></draw:frame><draw:frame text:anchor-type="paragraph" draw:z-index="62" draw:name="Фигура71" draw:style-name="gr23" draw:text-style-name="P10" svg:width="0.923cm" svg:height="0.507cm" svg:x="24.807cm" svg:y="9.693cm"><draw:text-box><text:p>Да</text:p></draw:text-box></draw:frame><draw:frame text:anchor-type="paragraph" draw:z-index="63" draw:name="Фигура72" draw:style-name="gr19" draw:text-style-name="P10" svg:width="1.165cm" svg:height="0.489cm" svg:x="29.275cm" svg:y="9.726cm"><draw:text-box><text:p>Нет</text:p></draw:text-box></draw:frame><draw:custom-shape text:anchor-type="paragraph" draw:z-index="64" draw:name="Фигура1" draw:style-name="gr24" draw:text-style-name="P12" svg:width="4.41cm" svg:height="1.368cm" svg:x="11.557cm" svg:y="-0.923cm"><text:p text:style-name="P8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38" draw:name="Фигура45" draw:style-name="gr16" draw:text-style-name="P8" svg:x1="23.904cm" svg:y1="8.744cm" svg:x2="27.555cm" svg:y2="8.744cm"><text:p/></draw:line></text:p>
      <text:p text:style-name="P1"/>
      <text:p text:style-name="P1"><draw:custom-shape text:anchor-type="paragraph" draw:z-index="0" draw:name="Фигура2" draw:style-name="gr1" draw:text-style-name="P5" svg:width="3.451cm" svg:height="1.091cm" svg:x="11.957cm" svg:y="0.176cm"><text:p text:style-name="P4"><text:s/>Ввод a, b, c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"/>
      <text:p text:style-name="P1"><draw:line text:anchor-type="paragraph" draw:z-index="15" draw:name="Фигура21" draw:style-name="gr15" draw:text-style-name="P9" svg:x1="13.559cm" svg:y1="0.293cm" svg:x2="13.559cm" svg:y2="0.923cm"><text:p/></draw:lin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26" draw:name="Фигура32" draw:style-name="gr15" draw:text-style-name="P8" svg:x1="8.929cm" svg:y1="0.25cm" svg:x2="8.929cm" svg:y2="1.167cm"><text:p/></draw:line></text:p>
      <text:p text:style-name="P1"/>
      <text:p text:style-name="P3"><draw:frame text:anchor-type="paragraph" draw:z-index="59" draw:name="Фигура68" draw:style-name="gr19" draw:text-style-name="P11" svg:width="0.874cm" svg:height="0.489cm" svg:x="3.32cm" svg:y="0.224cm"><draw:text-box><text:p><text:span text:style-name="T2">Нет</text:span></text:p></draw:text-box></draw:frame><draw:line text:anchor-type="paragraph" draw:z-index="20" draw:name="Фигура26" draw:style-name="gr15" draw:text-style-name="P8" svg:x1="22.077cm" svg:y1="0.018cm" svg:x2="22.098cm" svg:y2="2.267cm"><text:p/></draw:line><draw:custom-shape text:anchor-type="paragraph" draw:z-index="5" draw:name="Фигура7" draw:style-name="gr6" draw:text-style-name="P5" svg:width="2.858cm" svg:height="1.403cm" svg:x="7.447cm" svg:y="0.194cm"><text:p text:style-name="P4"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line text:anchor-type="paragraph" draw:z-index="27" draw:name="Фигура33" draw:style-name="gr15" draw:text-style-name="P8" svg:x1="8.929cm" svg:y1="0.162cm" svg:x2="8.948cm" svg:y2="1.891cm"><text:p/></draw:line></text:p>
      <text:p text:style-name="P1"><draw:custom-shape text:anchor-type="paragraph" draw:z-index="9" draw:name="Фигура11" draw:style-name="gr10" draw:text-style-name="P5" svg:width="3.678cm" svg:height="1.244cm" svg:x="20.227cm" svg:y="0.319cm"><text:p text:style-name="P4"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/>
      <text:p text:style-name="P1"/>
      <text:p text:style-name="P1"><draw:line text:anchor-type="paragraph" draw:z-index="28" draw:name="Фигура36" draw:style-name="gr15" draw:text-style-name="P8" svg:x1="24.592cm" svg:y1="0.409cm" svg:x2="24.592cm" svg:y2="2.102cm"><text:p/></draw:line><draw:line text:anchor-type="paragraph" draw:z-index="39" draw:name="Фигура46" draw:style-name="gr16" draw:text-style-name="P8" svg:x1="25.73cm" svg:y1="0.409cm" svg:x2="24.592cm" svg:y2="0.409cm"><text:p/></draw:line><draw:line text:anchor-type="paragraph" draw:z-index="44" draw:name="Фигура51" draw:style-name="gr16" draw:text-style-name="P8" svg:x1="8.929cm" svg:y1="0.303cm" svg:x2="8.876cm" svg:y2="4.409cm"><text:p/></draw:line><draw:line text:anchor-type="paragraph" draw:z-index="42" draw:name="Фигура49" draw:style-name="gr16" draw:text-style-name="P8" svg:x1="4.245cm" svg:y1="0.383cm" svg:x2="4.219cm" svg:y2="2.452cm"><text:p/></draw:line></text:p>
      <text:p text:style-name="P1"/>
      <text:p text:style-name="P1"/>
      <text:p text:style-name="P1"/>
      <text:p text:style-name="P1"><draw:custom-shape text:anchor-type="paragraph" draw:z-index="10" draw:name="Фигура13" draw:style-name="gr11" draw:text-style-name="P5" svg:width="3.209cm" svg:height="1.352cm" svg:x="22.881cm" svg:y="0.155cm"><text:p text:style-name="P4"/><draw:enhanced-geometry svg:viewBox="0 0 21600 21600" draw:type="rectangle" draw:enhanced-path="M 0 0 L 21600 0 21600 21600 0 21600 0 0 Z N"/></draw:custom-shape><draw:custom-shape text:anchor-type="paragraph" draw:z-index="30" draw:name="Фигура16" draw:style-name="gr17" draw:text-style-name="P5" svg:width="4.049cm" svg:height="1.086cm" svg:x="28.561cm" svg:y="0.235cm"><text:p text:style-name="P4"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3" draw:name="Фигура50" draw:style-name="gr16" draw:text-style-name="P8" svg:x1="-0.437cm" svg:y1="0.129cm" svg:x2="1.812cm" svg:y2="0.129cm"><text:p/></draw:line></text:p>
      <text:p text:style-name="P1"><draw:custom-shape text:anchor-type="paragraph" draw:z-index="73" draw:name="Фигура14" draw:style-name="gr31" draw:text-style-name="P14" svg:width="3.255cm" svg:height="1.615cm" svg:x="16.013cm" svg:y="0.039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68" draw:name="Фигура74" draw:style-name="gr27" draw:text-style-name="P8" svg:x1="4.22cm" svg:y1="0.018cm" svg:x2="1.812cm" svg:y2="0.018cm"><text:p/></draw:line></text:p>
      <text:p text:style-name="P1"><draw:line text:anchor-type="paragraph" draw:z-index="49" draw:name="Фигура56" draw:style-name="gr16" draw:text-style-name="P8" svg:x1="30.386cm" svg:y1="0.346cm" svg:x2="30.3cm" svg:y2="4.055cm"><text:p/></draw:line></text:p>
      <text:p text:style-name="P1"><draw:line text:anchor-type="paragraph" draw:z-index="66" draw:name="Фигура60" draw:style-name="gr16" draw:text-style-name="P8" svg:x1="4.39cm" svg:y1="5.177cm" svg:x2="4.39cm" svg:y2="0.362cm"><text:p/></draw:line><draw:line text:anchor-type="paragraph" draw:z-index="46" draw:name="Фигура53" draw:style-name="gr16" draw:text-style-name="P8" svg:x1="1.812cm" svg:y1="0.362cm" svg:x2="4.391cm" svg:y2="0.362cm"><text:p/></draw:line></text:p>
      <text:p text:style-name="P1"><draw:line text:anchor-type="paragraph" draw:z-index="32" draw:name="Фигура39" draw:style-name="gr15" draw:text-style-name="P8" svg:x1="17.732cm" svg:y1="0.192cm" svg:x2="17.766cm" svg:y2="1.753cm"><text:p/></draw:line></text:p>
      <text:p text:style-name="P1"><draw:line text:anchor-type="paragraph" draw:z-index="67" draw:name="Фигура73" draw:style-name="gr26" draw:text-style-name="P8" svg:x1="8.876cm" svg:y1="0.028cm" svg:x2="4.39cm" svg:y2="0.028cm"><text:p/></draw:line></text:p>
      <text:p text:style-name="P1"/>
      <text:p text:style-name="P1"><draw:custom-shape text:anchor-type="paragraph" draw:z-index="13" draw:name="Фигура19" draw:style-name="gr14" draw:text-style-name="P7" svg:width="3.686cm" svg:height="1.043cm" svg:x="15.94cm" svg:y="0.346cm"><text:p text:style-name="P6"><text:span text:style-name="T1">Вывод</text:span> <text:s text:c="5"/>,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8" draw:name="Фигура55" draw:style-name="gr16" draw:text-style-name="P8" svg:x1="24.539cm" svg:y1="0.081cm" svg:x2="24.532cm" svg:y2="2.812cm"><text:p/></draw:line></text:p>
      <text:p text:style-name="P1"/>
      <text:p text:style-name="P1"><draw:line text:anchor-type="paragraph" draw:z-index="47" draw:name="Фигура54" draw:style-name="gr16" draw:text-style-name="P8" svg:x1="17.759cm" svg:y1="0.415cm" svg:x2="17.759cm" svg:y2="1.33cm"><text:p/></draw:line></text:p>
      <text:p text:style-name="P1"><draw:line text:anchor-type="paragraph" draw:z-index="69" draw:name="Фигура75" draw:style-name="gr28" draw:text-style-name="P8" svg:x1="30.3cm" svg:y1="0.16cm" svg:x2="24.539cm" svg:y2="0.134cm"><text:p/></draw:line></text:p>
      <text:p text:style-name="P1"><draw:line text:anchor-type="paragraph" draw:z-index="50" draw:name="Фигура59" draw:style-name="gr16" draw:text-style-name="P8" svg:x1="17.759cm" svg:y1="0.356cm" svg:x2="23.084cm" svg:y2="0.356cm"><text:p/></draw:line><draw:line text:anchor-type="paragraph" draw:z-index="52" draw:name="Фигура62" draw:style-name="gr16" draw:text-style-name="P8" svg:x1="23.084cm" svg:y1="0.356cm" svg:x2="23.084cm" svg:y2="1.282cm"><text:p/></draw:line></text:p>
      <text:p text:style-name="P1"><draw:line text:anchor-type="paragraph" draw:z-index="70" draw:name="Фигура76" draw:style-name="gr29" draw:text-style-name="P8" svg:x1="24.532cm" svg:y1="0.377cm" svg:x2="23.084cm" svg:y2="0.377cm"><text:p/></draw:line></text:p>
      <text:p text:style-name="P1"><draw:line text:anchor-type="paragraph" draw:z-index="71" draw:name="Фигура78" draw:style-name="gr30" draw:text-style-name="P8" svg:x1="23.084cm" svg:y1="0.309cm" svg:x2="13.513cm" svg:y2="0.309cm"><text:p/></draw:line><draw:line text:anchor-type="paragraph" draw:z-index="51" draw:name="Фигура61" draw:style-name="gr16" draw:text-style-name="P8" svg:x1="4.39cm" svg:y1="0.309cm" svg:x2="22.858cm" svg:y2="0.309cm"><text:p/></draw:line><draw:line text:anchor-type="paragraph" draw:z-index="53" draw:name="Фигура63" draw:style-name="gr15" draw:text-style-name="P8" svg:x1="13.513cm" svg:y1="0.309cm" svg:x2="13.513cm" svg:y2="1.156cm"><text:p/></draw:line></text:p>
      <text:p text:style-name="P1"/>
      <text:p text:style-name="P1"><draw:custom-shape text:anchor-type="paragraph" draw:z-index="65" draw:name="Фигура64" draw:style-name="gr25" draw:text-style-name="P13" svg:width="4.476cm" svg:height="1.521cm" svg:x="11.405cm" svg:y="0.166cm"><text:p text:style-name="P8"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draw:marker draw:name="Arrowhead_20_1" draw:display-name="Arrowhead 1" svg:viewBox="0 0 20 30" svg:d="M10 0l-10 30h20z"/>
    <draw:marker draw:name="Arrowhead_20_2" draw:display-name="Arrowhead 2" svg:viewBox="0 0 20 30" svg:d="M10 0l-10 30h20z"/>
    <draw:marker draw:name="Arrowhead_20_3" draw:display-name="Arrowhead 3" svg:viewBox="0 0 20 30" svg:d="M10 0l-10 30h20z"/>
    <draw:marker draw:name="Arrowhead_20_4" draw:display-name="Arrowhead 4" svg:viewBox="0 0 20 30" svg:d="M10 0l-10 30h20z"/>
    <draw:marker draw:name="Arrowhead_20_5" draw:display-name="Arrowhead 5" svg:viewBox="0 0 20 30" svg:d="M10 0l-10 30h20z"/>
    <draw:marker draw:name="Arrowhead_20_7" draw:display-name="Arrowhead 7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cm" style:num-format="1" style:print-orientation="landscape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20:33:56.509000000</meta:creation-date>
    <dc:date>2020-09-19T09:05:25.823000000</dc:date>
    <meta:editing-duration>PT1H17M29S</meta:editing-duration>
    <meta:editing-cycles>11</meta:editing-cycles>
    <meta:generator>LibreOffice/5.3.2.2$Windows_X86_64 LibreOffice_project/6cd4f1ef626f15116896b1d8e1398b56da0d0ee1</meta:generator>
    <meta:document-statistic meta:table-count="0" meta:image-count="0" meta:object-count="13" meta:page-count="1" meta:paragraph-count="0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D = b^2 -4ac</annotation>
  </semantics>
</math>
</file>

<file path=Object 10/content.xml><?xml version="1.0" encoding="utf-8"?>
<math xmlns="http://www.w3.org/1998/Math/MathML" display="block">
  <semantics>
    <mrow>
      <mi>x</mi>
      <mo stretchy="false">∈</mo>
      <mi mathvariant="normal">∅</mi>
    </mrow>
    <annotation encoding="StarMath 5.0">x  in  emptyset  </annotation>
  </semantics>
</math>
</file>

<file path=Object 11/content.xml><?xml version="1.0" encoding="utf-8"?>
<math xmlns="http://www.w3.org/1998/Math/MathML" display="block">
  <semantics>
    <mrow>
      <mi>x</mi>
      <mo stretchy="false">∈</mo>
      <mi mathvariant="normal">∅</mi>
    </mrow>
    <annotation encoding="StarMath 5.0">x  in  emptyset  </annotation>
  </semantics>
</math>
</file>

<file path=Object 12/content.xml><?xml version="1.0" encoding="utf-8"?>
<math xmlns="http://www.w3.org/1998/Math/MathML" display="block">
  <semantics>
    <msub>
      <mi>x</mi>
      <mn>2</mn>
    </msub>
    <annotation encoding="StarMath 5.0"> x_2</annotation>
  </semantics>
</math>
</file>

<file path=Object 1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row>
      <msub>
        <mi>x</mi>
        <mn>1,2</mn>
      </msub>
      <mo stretchy="false">=</mo>
      <mfrac>
        <mrow>
          <mrow>
            <mo stretchy="false">−</mo>
            <mi>b</mi>
          </mrow>
          <mo stretchy="false">±</mo>
          <msqrt>
            <mi>D</mi>
          </msqrt>
        </mrow>
        <mrow>
          <mn>2</mn>
          <mi>a</mi>
        </mrow>
      </mfrac>
    </mrow>
    <annotation encoding="StarMath 5.0">x_1,2 = { -b +-sqrt{D}  }over{ 2a }</annotation>
  </semantics>
</math>
</file>

<file path=Object 3/content.xml><?xml version="1.0" encoding="utf-8"?>
<math xmlns="http://www.w3.org/1998/Math/MathML" display="block">
  <semantics>
    <mrow>
      <mi>x</mi>
      <mo stretchy="false">=</mo>
      <mfrac>
        <mrow>
          <mo stretchy="false">−</mo>
          <mi>b</mi>
        </mrow>
        <mrow>
          <mn>2</mn>
          <mi>a</mi>
        </mrow>
      </mfrac>
    </mrow>
    <annotation encoding="StarMath 5.0">x = { -b}over{2a }</annotation>
  </semantics>
</math>
</file>

<file path=Object 4/content.xml><?xml version="1.0" encoding="utf-8"?>
<math xmlns="http://www.w3.org/1998/Math/MathML" display="block">
  <semantics>
    <mrow>
      <mi>D</mi>
      <mo stretchy="false">&gt;</mo>
      <mn>0</mn>
    </mrow>
    <annotation encoding="StarMath 5.0">D&gt;0</annotation>
  </semantics>
</math>
</file>

<file path=Object 5/content.xml><?xml version="1.0" encoding="utf-8"?>
<math xmlns="http://www.w3.org/1998/Math/MathML" display="block">
  <semantics>
    <mrow>
      <mi>D</mi>
      <mo stretchy="false">=</mo>
      <mn>0</mn>
    </mrow>
    <annotation encoding="StarMath 5.0">D=0
</annotation>
  </semantics>
</math>
</file>

<file path=Object 6/content.xml><?xml version="1.0" encoding="utf-8"?>
<math xmlns="http://www.w3.org/1998/Math/MathML" display="block">
  <semantics>
    <mrow>
      <mi>b</mi>
      <mo stretchy="false">=</mo>
      <mn>0</mn>
    </mrow>
    <annotation encoding="StarMath 5.0">b=0</annotation>
  </semantics>
</math>
</file>

<file path=Object 7/content.xml><?xml version="1.0" encoding="utf-8"?>
<math xmlns="http://www.w3.org/1998/Math/MathML" display="block">
  <semantics>
    <mrow>
      <mi>c</mi>
      <mo stretchy="false">=</mo>
      <mn>0</mn>
    </mrow>
    <annotation encoding="StarMath 5.0">c=0
</annotation>
  </semantics>
</math>
</file>

<file path=Object 8/content.xml><?xml version="1.0" encoding="utf-8"?>
<math xmlns="http://www.w3.org/1998/Math/MathML" display="block">
  <semantics>
    <mrow>
      <mi>x</mi>
      <mo stretchy="false">=</mo>
      <mfrac>
        <mrow>
          <mo stretchy="false">−</mo>
          <mi>c</mi>
        </mrow>
        <mi>b</mi>
      </mfrac>
    </mrow>
    <annotation encoding="StarMath 5.0">x =-{ c}over{b }</annotation>
  </semantics>
</math>
</file>

<file path=Object 9/content.xml><?xml version="1.0" encoding="utf-8"?>
<math xmlns="http://www.w3.org/1998/Math/MathML" display="block">
  <semantics>
    <mrow>
      <mi>a</mi>
      <mo stretchy="false">=</mo>
      <mn>0</mn>
    </mrow>
    <annotation encoding="StarMath 5.0">a=0</annotation>
  </semantics>
</math>
</file>